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9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20 RUN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E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nc_name</text:p>
          </table:table-cell>
          <table:table-cell office:value-type="string" calcext:value-type="string">
            <text:p>virtuoso</text:p>
          </table:table-cell>
          <table:table-cell office:value-type="string" calcext:value-type="string">
            <text:p>_4store</text:p>
          </table:table-cell>
          <table:table-cell office:value-type="string" calcext:value-type="string">
            <text:p>postgres</text:p>
          </table:table-cell>
          <table:table-cell office:value-type="string" calcext:value-type="string">
            <text:p>sleepycat</text:p>
          </table:table-cell>
          <table:table-cell office:value-type="string" calcext:value-type="string">
            <text:p>memory</text:p>
          </table:table-cell>
        </table:table-row>
        <table:table-row table:style-name="ro1">
          <table:table-cell office:value-type="string" calcext:value-type="string">
            <text:p>query_all</text:p>
          </table:table-cell>
          <table:table-cell office:value-type="float" office:value="1.3676295876503" calcext:value-type="float">
            <text:p>1.3676295876503</text:p>
          </table:table-cell>
          <table:table-cell office:value-type="float" office:value="3.01543769836426" calcext:value-type="float">
            <text:p>3.01543769836426</text:p>
          </table:table-cell>
          <table:table-cell office:value-type="float" office:value="0.0694175362586975" calcext:value-type="float">
            <text:p>0.0694175362586975</text:p>
          </table:table-cell>
          <table:table-cell office:value-type="float" office:value="0.00597816705703735" calcext:value-type="float">
            <text:p>0.00597816705703735</text:p>
          </table:table-cell>
          <table:table-cell office:value-type="float" office:value="0.0053857684135437" calcext:value-type="float">
            <text:p>0.0053857684135437</text:p>
          </table:table-cell>
        </table:table-row>
        <table:table-row table:style-name="ro1">
          <table:table-cell office:value-type="string" calcext:value-type="string">
            <text:p>query_sp2b_q1</text:p>
          </table:table-cell>
          <table:table-cell office:value-type="float" office:value="0.0111805200576782" calcext:value-type="float">
            <text:p>0.0111805200576782</text:p>
          </table:table-cell>
          <table:table-cell office:value-type="float" office:value="0.0103307962417603" calcext:value-type="float">
            <text:p>0.0103307962417603</text:p>
          </table:table-cell>
          <table:table-cell office:value-type="float" office:value="0.0277051568031311" calcext:value-type="float">
            <text:p>0.0277051568031311</text:p>
          </table:table-cell>
          <table:table-cell office:value-type="float" office:value="0.0153730392456055" calcext:value-type="float">
            <text:p>0.0153730392456055</text:p>
          </table:table-cell>
          <table:table-cell office:value-type="float" office:value="0.0148075461387634" calcext:value-type="float">
            <text:p>0.0148075461387634</text:p>
          </table:table-cell>
        </table:table-row>
        <table:table-row table:style-name="ro1">
          <table:table-cell office:value-type="string" calcext:value-type="string">
            <text:p>query_sp2b_q10</text:p>
          </table:table-cell>
          <table:table-cell office:value-type="float" office:value="0.0235011458396912" calcext:value-type="float">
            <text:p>0.0235011458396912</text:p>
          </table:table-cell>
          <table:table-cell office:value-type="float" office:value="0.0201123118400574" calcext:value-type="float">
            <text:p>0.0201123118400574</text:p>
          </table:table-cell>
          <table:table-cell office:value-type="float" office:value="0.0201697826385498" calcext:value-type="float">
            <text:p>0.0201697826385498</text:p>
          </table:table-cell>
          <table:table-cell office:value-type="float" office:value="0.00771669149398804" calcext:value-type="float">
            <text:p>0.00771669149398804</text:p>
          </table:table-cell>
          <table:table-cell office:value-type="float" office:value="0.00734409093856812" calcext:value-type="float">
            <text:p>0.00734409093856812</text:p>
          </table:table-cell>
        </table:table-row>
        <table:table-row table:style-name="ro1">
          <table:table-cell office:value-type="string" calcext:value-type="string">
            <text:p>query_sp2b_q11</text:p>
          </table:table-cell>
          <table:table-cell office:value-type="float" office:value="0.0164604902267456" calcext:value-type="float">
            <text:p>0.0164604902267456</text:p>
          </table:table-cell>
          <table:table-cell office:value-type="float" office:value="0.0178824663162231" calcext:value-type="float">
            <text:p>0.0178824663162231</text:p>
          </table:table-cell>
          <table:table-cell office:value-type="float" office:value="0.0276581525802612" calcext:value-type="float">
            <text:p>0.0276581525802612</text:p>
          </table:table-cell>
          <table:table-cell office:value-type="float" office:value="0.0149826526641846" calcext:value-type="float">
            <text:p>0.0149826526641846</text:p>
          </table:table-cell>
          <table:table-cell office:value-type="float" office:value="0.0143734812736511" calcext:value-type="float">
            <text:p>0.0143734812736511</text:p>
          </table:table-cell>
        </table:table-row>
        <table:table-row table:style-name="ro1">
          <table:table-cell office:value-type="string" calcext:value-type="string">
            <text:p>query_sp2b_q12a</text:p>
          </table:table-cell>
          <table:table-cell office:value-type="float" office:value="0.0131129384040833" calcext:value-type="float">
            <text:p>0.0131129384040833</text:p>
          </table:table-cell>
          <table:table-cell office:value-type="float" office:value="6.03626580238342" calcext:value-type="float">
            <text:p>6.03626580238342</text:p>
          </table:table-cell>
          <table:table-cell office:value-type="float" office:value="16.1091912031174" calcext:value-type="float">
            <text:p>16.1091912031174</text:p>
          </table:table-cell>
          <table:table-cell office:value-type="float" office:value="0.417324602603912" calcext:value-type="float">
            <text:p>0.417324602603912</text:p>
          </table:table-cell>
          <table:table-cell office:value-type="float" office:value="3.58695479631424" calcext:value-type="float">
            <text:p>3.58695479631424</text:p>
          </table:table-cell>
        </table:table-row>
        <table:table-row table:style-name="ro1">
          <table:table-cell office:value-type="string" calcext:value-type="string">
            <text:p>query_sp2b_q12c</text:p>
          </table:table-cell>
          <table:table-cell office:value-type="float" office:value="0.00437304973602295" calcext:value-type="float">
            <text:p>0.00437304973602295</text:p>
          </table:table-cell>
          <table:table-cell office:value-type="float" office:value="0.00590047836303711" calcext:value-type="float">
            <text:p>0.00590047836303711</text:p>
          </table:table-cell>
          <table:table-cell office:value-type="float" office:value="0.0311827182769775" calcext:value-type="float">
            <text:p>0.0311827182769775</text:p>
          </table:table-cell>
          <table:table-cell office:value-type="float" office:value="0.0100447535514832" calcext:value-type="float">
            <text:p>0.0100447535514832</text:p>
          </table:table-cell>
          <table:table-cell office:value-type="float" office:value="0.00957015752792358" calcext:value-type="float">
            <text:p>0.00957015752792358</text:p>
          </table:table-cell>
        </table:table-row>
        <table:table-row table:style-name="ro1">
          <table:table-cell office:value-type="string" calcext:value-type="string">
            <text:p>query_sp2b_q2</text:p>
          </table:table-cell>
          <table:table-cell office:value-type="float" office:value="0.544990396499634" calcext:value-type="float">
            <text:p>0.544990396499634</text:p>
          </table:table-cell>
          <table:table-cell office:value-type="float" office:value="0.340276098251343" calcext:value-type="float">
            <text:p>0.340276098251343</text:p>
          </table:table-cell>
          <table:table-cell office:value-type="float" office:value="93.469417822361" calcext:value-type="float">
            <text:p>93.469417822361</text:p>
          </table:table-cell>
          <table:table-cell office:value-type="float" office:value="4.24407999515533" calcext:value-type="float">
            <text:p>4.24407999515533</text:p>
          </table:table-cell>
          <table:table-cell office:value-type="float" office:value="1.76183590888977" calcext:value-type="float">
            <text:p>1.76183590888977</text:p>
          </table:table-cell>
        </table:table-row>
        <table:table-row table:style-name="ro1">
          <table:table-cell office:value-type="string" calcext:value-type="string">
            <text:p>query_sp2b_q3a</text:p>
          </table:table-cell>
          <table:table-cell office:value-type="float" office:value="0.112657821178436" calcext:value-type="float">
            <text:p>0.112657821178436</text:p>
          </table:table-cell>
          <table:table-cell office:value-type="float" office:value="0.077031135559082" calcext:value-type="float">
            <text:p>0.077031135559082</text:p>
          </table:table-cell>
          <table:table-cell office:value-type="float" office:value="0.0332527279853821" calcext:value-type="float">
            <text:p>0.0332527279853821</text:p>
          </table:table-cell>
          <table:table-cell office:value-type="float" office:value="0.0207074522972107" calcext:value-type="float">
            <text:p>0.0207074522972107</text:p>
          </table:table-cell>
          <table:table-cell office:value-type="float" office:value="0.0204737544059753" calcext:value-type="float">
            <text:p>0.0204737544059753</text:p>
          </table:table-cell>
        </table:table-row>
        <table:table-row table:style-name="ro1">
          <table:table-cell office:value-type="string" calcext:value-type="string">
            <text:p>query_sp2b_q3b</text:p>
          </table:table-cell>
          <table:table-cell office:value-type="float" office:value="0.0081001877784729" calcext:value-type="float">
            <text:p>0.0081001877784729</text:p>
          </table:table-cell>
          <table:table-cell office:value-type="float" office:value="0.0125370860099793" calcext:value-type="float">
            <text:p>0.0125370860099793</text:p>
          </table:table-cell>
          <table:table-cell office:value-type="float" office:value="0.0328372716903687" calcext:value-type="float">
            <text:p>0.0328372716903687</text:p>
          </table:table-cell>
          <table:table-cell office:value-type="float" office:value="0.0209845066070557" calcext:value-type="float">
            <text:p>0.0209845066070557</text:p>
          </table:table-cell>
          <table:table-cell office:value-type="float" office:value="0.0205299496650696" calcext:value-type="float">
            <text:p>0.0205299496650696</text:p>
          </table:table-cell>
        </table:table-row>
        <table:table-row table:style-name="ro1">
          <table:table-cell office:value-type="string" calcext:value-type="string">
            <text:p>query_sp2b_q3c</text:p>
          </table:table-cell>
          <table:table-cell office:value-type="float" office:value="0.00490189790725708" calcext:value-type="float">
            <text:p>0.00490189790725708</text:p>
          </table:table-cell>
          <table:table-cell office:value-type="float" office:value="0.00998672246932984" calcext:value-type="float">
            <text:p>0.00998672246932984</text:p>
          </table:table-cell>
          <table:table-cell office:value-type="float" office:value="0.0323188900947571" calcext:value-type="float">
            <text:p>0.0323188900947571</text:p>
          </table:table-cell>
          <table:table-cell office:value-type="float" office:value="0.0212990760803223" calcext:value-type="float">
            <text:p>0.0212990760803223</text:p>
          </table:table-cell>
          <table:table-cell office:value-type="float" office:value="0.0206296801567078" calcext:value-type="float">
            <text:p>0.0206296801567078</text:p>
          </table:table-cell>
        </table:table-row>
        <table:table-row table:style-name="ro1">
          <table:table-cell office:value-type="string" calcext:value-type="string">
            <text:p>query_sp2b_q4</text:p>
          </table:table-cell>
          <table:table-cell office:value-type="float" office:value="2.54975930452347" calcext:value-type="float">
            <text:p>2.54975930452347</text:p>
          </table:table-cell>
          <table:table-cell office:value-type="float" office:value="8.28078948259354" calcext:value-type="float">
            <text:p>8.28078948259354</text:p>
          </table:table-cell>
          <table:table-cell office:value-type="float" office:value="0.049485445022583" calcext:value-type="float">
            <text:p>0.049485445022583</text:p>
          </table:table-cell>
          <table:table-cell office:value-type="float" office:value="0.0377265810966492" calcext:value-type="float">
            <text:p>0.0377265810966492</text:p>
          </table:table-cell>
          <table:table-cell office:value-type="float" office:value="0.0401372909545898" calcext:value-type="float">
            <text:p>0.0401372909545898</text:p>
          </table:table-cell>
        </table:table-row>
        <table:table-row table:style-name="ro1">
          <table:table-cell office:value-type="string" calcext:value-type="string">
            <text:p>query_sp2b_q5a</text:p>
          </table:table-cell>
          <table:table-cell office:value-type="float" office:value="0.113062918186188" calcext:value-type="float">
            <text:p>0.113062918186188</text:p>
          </table:table-cell>
          <table:table-cell office:value-type="float" office:value="15.1064861059189" calcext:value-type="float">
            <text:p>15.1064861059189</text:p>
          </table:table-cell>
          <table:table-cell office:value-type="float" office:value="0.0431713461875916" calcext:value-type="float">
            <text:p>0.0431713461875916</text:p>
          </table:table-cell>
          <table:table-cell office:value-type="float" office:value="0.0324005484580994" calcext:value-type="float">
            <text:p>0.0324005484580994</text:p>
          </table:table-cell>
          <table:table-cell office:value-type="float" office:value="0.031131911277771" calcext:value-type="float">
            <text:p>0.031131911277771</text:p>
          </table:table-cell>
        </table:table-row>
        <table:table-row table:style-name="ro1">
          <table:table-cell office:value-type="string" calcext:value-type="string">
            <text:p>query_sp2b_q5b</text:p>
          </table:table-cell>
          <table:table-cell office:value-type="float" office:value="0.123178684711456" calcext:value-type="float">
            <text:p>0.123178684711456</text:p>
          </table:table-cell>
          <table:table-cell office:value-type="float" office:value="0.178311789035797" calcext:value-type="float">
            <text:p>0.178311789035797</text:p>
          </table:table-cell>
          <table:table-cell office:value-type="float" office:value="0.09641352891922" calcext:value-type="float">
            <text:p>0.09641352891922</text:p>
          </table:table-cell>
          <table:table-cell office:value-type="float" office:value="0.0186025977134705" calcext:value-type="float">
            <text:p>0.0186025977134705</text:p>
          </table:table-cell>
          <table:table-cell office:value-type="float" office:value="0.0183242559432983" calcext:value-type="float">
            <text:p>0.0183242559432983</text:p>
          </table:table-cell>
        </table:table-row>
        <table:table-row table:style-name="ro1">
          <table:table-cell office:value-type="string" calcext:value-type="string">
            <text:p>query_sp2b_q6</text:p>
          </table:table-cell>
          <table:table-cell office:value-type="float" office:value="0.339642798900604" calcext:value-type="float">
            <text:p>0.339642798900604</text:p>
          </table:table-cell>
          <table:table-cell office:value-type="float" office:value="13.0238810181618" calcext:value-type="float">
            <text:p>13.0238810181618</text:p>
          </table:table-cell>
          <table:table-cell office:value-type="float" office:value="0.065873920917511" calcext:value-type="float">
            <text:p>0.065873920917511</text:p>
          </table:table-cell>
          <table:table-cell office:value-type="float" office:value="0.0579256415367127" calcext:value-type="float">
            <text:p>0.0579256415367127</text:p>
          </table:table-cell>
          <table:table-cell office:value-type="float" office:value="0.0538985013961792" calcext:value-type="float">
            <text:p>0.0538985013961792</text:p>
          </table:table-cell>
        </table:table-row>
        <table:table-row table:style-name="ro1">
          <table:table-cell office:value-type="string" calcext:value-type="string">
            <text:p>query_sp2b_q7</text:p>
          </table:table-cell>
          <table:table-cell office:value-type="float" office:value="0.226725244522095" calcext:value-type="float">
            <text:p>0.226725244522095</text:p>
          </table:table-cell>
          <table:table-cell office:value-type="float" office:value="6.32780295610428" calcext:value-type="float">
            <text:p>6.32780295610428</text:p>
          </table:table-cell>
          <table:table-cell office:value-type="float" office:value="0.0625935673713684" calcext:value-type="float">
            <text:p>0.0625935673713684</text:p>
          </table:table-cell>
          <table:table-cell office:value-type="float" office:value="0.0564550280570984" calcext:value-type="float">
            <text:p>0.0564550280570984</text:p>
          </table:table-cell>
          <table:table-cell office:value-type="float" office:value="0.0484777927398682" calcext:value-type="float">
            <text:p>0.0484777927398682</text:p>
          </table:table-cell>
        </table:table-row>
        <table:table-row table:style-name="ro1">
          <table:table-cell office:value-type="string" calcext:value-type="string">
            <text:p>query_sp2b_q8</text:p>
          </table:table-cell>
          <table:table-cell office:value-type="float" office:value="0.06729656457901" calcext:value-type="float">
            <text:p>0.06729656457901</text:p>
          </table:table-cell>
          <table:table-cell office:value-type="float" office:value="1.25918295383453" calcext:value-type="float">
            <text:p>1.25918295383453</text:p>
          </table:table-cell>
          <table:table-cell office:value-type="float" office:value="0.0934895515441895" calcext:value-type="float">
            <text:p>0.0934895515441895</text:p>
          </table:table-cell>
          <table:table-cell office:value-type="float" office:value="0.0848778486251831" calcext:value-type="float">
            <text:p>0.0848778486251831</text:p>
          </table:table-cell>
          <table:table-cell office:value-type="float" office:value="0.0826713442802429" calcext:value-type="float">
            <text:p>0.0826713442802429</text:p>
          </table:table-cell>
        </table:table-row>
        <table:table-row table:style-name="ro1">
          <table:table-cell office:value-type="string" calcext:value-type="string">
            <text:p>query_sp2b_q9</text:p>
          </table:table-cell>
          <table:table-cell office:value-type="float" office:value="0.0136690497398376" calcext:value-type="float">
            <text:p>0.0136690497398376</text:p>
          </table:table-cell>
          <table:table-cell office:value-type="float" office:value="0.0736527562141418" calcext:value-type="float">
            <text:p>0.0736527562141418</text:p>
          </table:table-cell>
          <table:table-cell office:value-type="float" office:value="0.0309631943702698" calcext:value-type="float">
            <text:p>0.0309631943702698</text:p>
          </table:table-cell>
          <table:table-cell office:value-type="float" office:value="0.0190462708473206" calcext:value-type="float">
            <text:p>0.0190462708473206</text:p>
          </table:table-cell>
          <table:table-cell office:value-type="float" office:value="0.018436324596405" calcext:value-type="float">
            <text:p>0.01843632459640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T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nc_name</text:p>
          </table:table-cell>
          <table:table-cell office:value-type="string" calcext:value-type="string">
            <text:p>virtuoso</text:p>
          </table:table-cell>
          <table:table-cell office:value-type="string" calcext:value-type="string">
            <text:p>_4store</text:p>
          </table:table-cell>
          <table:table-cell office:value-type="string" calcext:value-type="string">
            <text:p>postgres</text:p>
          </table:table-cell>
          <table:table-cell office:value-type="string" calcext:value-type="string">
            <text:p>sleepycat</text:p>
          </table:table-cell>
          <table:table-cell office:value-type="string" calcext:value-type="string">
            <text:p>memory</text:p>
          </table:table-cell>
        </table:table-row>
        <table:table-row table:style-name="ro1">
          <table:table-cell office:value-type="string" calcext:value-type="string">
            <text:p>query_all</text:p>
          </table:table-cell>
          <table:table-cell office:value-type="float" office:value="0.141220369309189" calcext:value-type="float">
            <text:p>0.141220369309189</text:p>
          </table:table-cell>
          <table:table-cell office:value-type="float" office:value="0.0373461602244469" calcext:value-type="float">
            <text:p>0.0373461602244469</text:p>
          </table:table-cell>
          <table:table-cell office:value-type="float" office:value="0.229713258264829" calcext:value-type="float">
            <text:p>0.229713258264829</text:p>
          </table:table-cell>
          <table:table-cell office:value-type="float" office:value="0.000283606205110642" calcext:value-type="float">
            <text:p>0.000283606205110642</text:p>
          </table:table-cell>
          <table:table-cell office:value-type="float" office:value="0.0000383914681288629" calcext:value-type="float">
            <text:p>3.83914681288629E-005</text:p>
          </table:table-cell>
        </table:table-row>
        <table:table-row table:style-name="ro1">
          <table:table-cell office:value-type="string" calcext:value-type="string">
            <text:p>query_sp2b_q1</text:p>
          </table:table-cell>
          <table:table-cell office:value-type="float" office:value="0.0280108988224579" calcext:value-type="float">
            <text:p>0.0280108988224579</text:p>
          </table:table-cell>
          <table:table-cell office:value-type="float" office:value="0.00308150057311322" calcext:value-type="float">
            <text:p>0.00308150057311322</text:p>
          </table:table-cell>
          <table:table-cell office:value-type="float" office:value="0.00306597941059493" calcext:value-type="float">
            <text:p>0.00306597941059493</text:p>
          </table:table-cell>
          <table:table-cell office:value-type="float" office:value="0.00055608139766082" calcext:value-type="float">
            <text:p>0.00055608139766082</text:p>
          </table:table-cell>
          <table:table-cell office:value-type="float" office:value="0.000309416724446686" calcext:value-type="float">
            <text:p>0.000309416724446686</text:p>
          </table:table-cell>
        </table:table-row>
        <table:table-row table:style-name="ro1">
          <table:table-cell office:value-type="string" calcext:value-type="string">
            <text:p>query_sp2b_q10</text:p>
          </table:table-cell>
          <table:table-cell office:value-type="float" office:value="0.0082643128205535" calcext:value-type="float">
            <text:p>0.0082643128205535</text:p>
          </table:table-cell>
          <table:table-cell office:value-type="float" office:value="0.000510448292085459" calcext:value-type="float">
            <text:p>0.000510448292085459</text:p>
          </table:table-cell>
          <table:table-cell office:value-type="float" office:value="0.00188696223697034" calcext:value-type="float">
            <text:p>0.00188696223697034</text:p>
          </table:table-cell>
          <table:table-cell office:value-type="float" office:value="0.000458728102652502" calcext:value-type="float">
            <text:p>0.000458728102652502</text:p>
          </table:table-cell>
          <table:table-cell office:value-type="float" office:value="0.0000958571682238236" calcext:value-type="float">
            <text:p>9.58571682238236E-005</text:p>
          </table:table-cell>
        </table:table-row>
        <table:table-row table:style-name="ro1">
          <table:table-cell office:value-type="string" calcext:value-type="string">
            <text:p>query_sp2b_q11</text:p>
          </table:table-cell>
          <table:table-cell office:value-type="float" office:value="0.00280777936731434" calcext:value-type="float">
            <text:p>0.00280777936731434</text:p>
          </table:table-cell>
          <table:table-cell office:value-type="float" office:value="0.000291726013498125" calcext:value-type="float">
            <text:p>0.000291726013498125</text:p>
          </table:table-cell>
          <table:table-cell office:value-type="float" office:value="0.00132824606894125" calcext:value-type="float">
            <text:p>0.00132824606894125</text:p>
          </table:table-cell>
          <table:table-cell office:value-type="float" office:value="0.000762018121131355" calcext:value-type="float">
            <text:p>0.000762018121131355</text:p>
          </table:table-cell>
          <table:table-cell office:value-type="float" office:value="0.000142162134525074" calcext:value-type="float">
            <text:p>0.000142162134525074</text:p>
          </table:table-cell>
        </table:table-row>
        <table:table-row table:style-name="ro1">
          <table:table-cell office:value-type="string" calcext:value-type="string">
            <text:p>query_sp2b_q12a</text:p>
          </table:table-cell>
          <table:table-cell office:value-type="float" office:value="0.00403042830294442" calcext:value-type="float">
            <text:p>0.00403042830294442</text:p>
          </table:table-cell>
          <table:table-cell office:value-type="float" office:value="0.154088719215831" calcext:value-type="float">
            <text:p>0.154088719215831</text:p>
          </table:table-cell>
          <table:table-cell office:value-type="float" office:value="0.426109162705513" calcext:value-type="float">
            <text:p>0.426109162705513</text:p>
          </table:table-cell>
          <table:table-cell office:value-type="float" office:value="0.226097764896316" calcext:value-type="float">
            <text:p>0.226097764896316</text:p>
          </table:table-cell>
          <table:table-cell office:value-type="float" office:value="3.02762343158509" calcext:value-type="float">
            <text:p>3.02762343158509</text:p>
          </table:table-cell>
        </table:table-row>
        <table:table-row table:style-name="ro1">
          <table:table-cell office:value-type="string" calcext:value-type="string">
            <text:p>query_sp2b_q12c</text:p>
          </table:table-cell>
          <table:table-cell office:value-type="float" office:value="0.00435144673966958" calcext:value-type="float">
            <text:p>0.00435144673966958</text:p>
          </table:table-cell>
          <table:table-cell office:value-type="float" office:value="0.000285876936162307" calcext:value-type="float">
            <text:p>0.000285876936162307</text:p>
          </table:table-cell>
          <table:table-cell office:value-type="float" office:value="0.00590216730194993" calcext:value-type="float">
            <text:p>0.00590216730194993</text:p>
          </table:table-cell>
          <table:table-cell office:value-type="float" office:value="0.000252140171703005" calcext:value-type="float">
            <text:p>0.000252140171703005</text:p>
          </table:table-cell>
          <table:table-cell office:value-type="float" office:value="0.000627392324709183" calcext:value-type="float">
            <text:p>0.000627392324709183</text:p>
          </table:table-cell>
        </table:table-row>
        <table:table-row table:style-name="ro1">
          <table:table-cell office:value-type="string" calcext:value-type="string">
            <text:p>query_sp2b_q2</text:p>
          </table:table-cell>
          <table:table-cell office:value-type="float" office:value="0.129233212503466" calcext:value-type="float">
            <text:p>0.129233212503466</text:p>
          </table:table-cell>
          <table:table-cell office:value-type="float" office:value="0.0929403635600437" calcext:value-type="float">
            <text:p>0.0929403635600437</text:p>
          </table:table-cell>
          <table:table-cell office:value-type="float" office:value="0.766468851090418" calcext:value-type="float">
            <text:p>0.766468851090418</text:p>
          </table:table-cell>
          <table:table-cell office:value-type="float" office:value="0.727887932087598" calcext:value-type="float">
            <text:p>0.727887932087598</text:p>
          </table:table-cell>
          <table:table-cell office:value-type="float" office:value="0.021001274594825" calcext:value-type="float">
            <text:p>0.021001274594825</text:p>
          </table:table-cell>
        </table:table-row>
        <table:table-row table:style-name="ro1">
          <table:table-cell office:value-type="string" calcext:value-type="string">
            <text:p>query_sp2b_q3a</text:p>
          </table:table-cell>
          <table:table-cell office:value-type="float" office:value="0.0127638277242766" calcext:value-type="float">
            <text:p>0.0127638277242766</text:p>
          </table:table-cell>
          <table:table-cell office:value-type="float" office:value="0.00177347923333479" calcext:value-type="float">
            <text:p>0.00177347923333479</text:p>
          </table:table-cell>
          <table:table-cell office:value-type="float" office:value="0.00148582616855455" calcext:value-type="float">
            <text:p>0.00148582616855455</text:p>
          </table:table-cell>
          <table:table-cell office:value-type="float" office:value="0.000358065122654956" calcext:value-type="float">
            <text:p>0.000358065122654956</text:p>
          </table:table-cell>
          <table:table-cell office:value-type="float" office:value="0.000432814811750643" calcext:value-type="float">
            <text:p>0.000432814811750643</text:p>
          </table:table-cell>
        </table:table-row>
        <table:table-row table:style-name="ro1">
          <table:table-cell office:value-type="string" calcext:value-type="string">
            <text:p>query_sp2b_q3b</text:p>
          </table:table-cell>
          <table:table-cell office:value-type="float" office:value="0.0133408744730555" calcext:value-type="float">
            <text:p>0.0133408744730555</text:p>
          </table:table-cell>
          <table:table-cell office:value-type="float" office:value="0.000910034267397969" calcext:value-type="float">
            <text:p>0.000910034267397969</text:p>
          </table:table-cell>
          <table:table-cell office:value-type="float" office:value="0.00122219646839006" calcext:value-type="float">
            <text:p>0.00122219646839006</text:p>
          </table:table-cell>
          <table:table-cell office:value-type="float" office:value="0.000755718250409534" calcext:value-type="float">
            <text:p>0.000755718250409534</text:p>
          </table:table-cell>
          <table:table-cell office:value-type="float" office:value="0.000536213688423211" calcext:value-type="float">
            <text:p>0.000536213688423211</text:p>
          </table:table-cell>
        </table:table-row>
        <table:table-row table:style-name="ro1">
          <table:table-cell office:value-type="string" calcext:value-type="string">
            <text:p>query_sp2b_q3c</text:p>
          </table:table-cell>
          <table:table-cell office:value-type="float" office:value="0.00337260535503848" calcext:value-type="float">
            <text:p>0.00337260535503848</text:p>
          </table:table-cell>
          <table:table-cell office:value-type="float" office:value="0.000292113284146565" calcext:value-type="float">
            <text:p>0.000292113284146565</text:p>
          </table:table-cell>
          <table:table-cell office:value-type="float" office:value="0.0019879898176293" calcext:value-type="float">
            <text:p>0.0019879898176293</text:p>
          </table:table-cell>
          <table:table-cell office:value-type="float" office:value="0.00104993819988916" calcext:value-type="float">
            <text:p>0.00104993819988916</text:p>
          </table:table-cell>
          <table:table-cell office:value-type="float" office:value="0.000257553478484899" calcext:value-type="float">
            <text:p>0.000257553478484899</text:p>
          </table:table-cell>
        </table:table-row>
        <table:table-row table:style-name="ro1">
          <table:table-cell office:value-type="string" calcext:value-type="string">
            <text:p>query_sp2b_q4</text:p>
          </table:table-cell>
          <table:table-cell office:value-type="float" office:value="0.14592243935801" calcext:value-type="float">
            <text:p>0.14592243935801</text:p>
          </table:table-cell>
          <table:table-cell office:value-type="float" office:value="0.0613513563389734" calcext:value-type="float">
            <text:p>0.0613513563389734</text:p>
          </table:table-cell>
          <table:table-cell office:value-type="float" office:value="0.00144307143536221" calcext:value-type="float">
            <text:p>0.00144307143536221</text:p>
          </table:table-cell>
          <table:table-cell office:value-type="float" office:value="0.000422995674559069" calcext:value-type="float">
            <text:p>0.000422995674559069</text:p>
          </table:table-cell>
          <table:table-cell office:value-type="float" office:value="0.00454195882905232" calcext:value-type="float">
            <text:p>0.00454195882905232</text:p>
          </table:table-cell>
        </table:table-row>
        <table:table-row table:style-name="ro1">
          <table:table-cell office:value-type="string" calcext:value-type="string">
            <text:p>query_sp2b_q5a</text:p>
          </table:table-cell>
          <table:table-cell office:value-type="float" office:value="0.00777755353561245" calcext:value-type="float">
            <text:p>0.00777755353561245</text:p>
          </table:table-cell>
          <table:table-cell office:value-type="float" office:value="0.20116014202766" calcext:value-type="float">
            <text:p>0.20116014202766</text:p>
          </table:table-cell>
          <table:table-cell office:value-type="float" office:value="0.00130605452729257" calcext:value-type="float">
            <text:p>0.00130605452729257</text:p>
          </table:table-cell>
          <table:table-cell office:value-type="float" office:value="0.00392447016919627" calcext:value-type="float">
            <text:p>0.00392447016919627</text:p>
          </table:table-cell>
          <table:table-cell office:value-type="float" office:value="0.000271694893007233" calcext:value-type="float">
            <text:p>0.000271694893007233</text:p>
          </table:table-cell>
        </table:table-row>
        <table:table-row table:style-name="ro1">
          <table:table-cell office:value-type="string" calcext:value-type="string">
            <text:p>query_sp2b_q5b</text:p>
          </table:table-cell>
          <table:table-cell office:value-type="float" office:value="0.0207510690021183" calcext:value-type="float">
            <text:p>0.0207510690021183</text:p>
          </table:table-cell>
          <table:table-cell office:value-type="float" office:value="0.0129715654351407" calcext:value-type="float">
            <text:p>0.0129715654351407</text:p>
          </table:table-cell>
          <table:table-cell office:value-type="float" office:value="0.0672727300441495" calcext:value-type="float">
            <text:p>0.0672727300441495</text:p>
          </table:table-cell>
          <table:table-cell office:value-type="float" office:value="0.000320202308819757" calcext:value-type="float">
            <text:p>0.000320202308819757</text:p>
          </table:table-cell>
          <table:table-cell office:value-type="float" office:value="0.000363950359880433" calcext:value-type="float">
            <text:p>0.000363950359880433</text:p>
          </table:table-cell>
        </table:table-row>
        <table:table-row table:style-name="ro1">
          <table:table-cell office:value-type="string" calcext:value-type="string">
            <text:p>query_sp2b_q6</text:p>
          </table:table-cell>
          <table:table-cell office:value-type="float" office:value="0.0499362834815157" calcext:value-type="float">
            <text:p>0.0499362834815157</text:p>
          </table:table-cell>
          <table:table-cell office:value-type="float" office:value="0.567735167595863" calcext:value-type="float">
            <text:p>0.567735167595863</text:p>
          </table:table-cell>
          <table:table-cell office:value-type="float" office:value="0.00119210265525788" calcext:value-type="float">
            <text:p>0.00119210265525788</text:p>
          </table:table-cell>
          <table:table-cell office:value-type="float" office:value="0.00675957573780972" calcext:value-type="float">
            <text:p>0.00675957573780972</text:p>
          </table:table-cell>
          <table:table-cell office:value-type="float" office:value="0.000956612841020177" calcext:value-type="float">
            <text:p>0.000956612841020177</text:p>
          </table:table-cell>
        </table:table-row>
        <table:table-row table:style-name="ro1">
          <table:table-cell office:value-type="string" calcext:value-type="string">
            <text:p>query_sp2b_q7</text:p>
          </table:table-cell>
          <table:table-cell office:value-type="float" office:value="0.02581136629758" calcext:value-type="float">
            <text:p>0.02581136629758</text:p>
          </table:table-cell>
          <table:table-cell office:value-type="float" office:value="0.166416192906481" calcext:value-type="float">
            <text:p>0.166416192906481</text:p>
          </table:table-cell>
          <table:table-cell office:value-type="float" office:value="0.00845425598092345" calcext:value-type="float">
            <text:p>0.00845425598092345</text:p>
          </table:table-cell>
          <table:table-cell office:value-type="float" office:value="0.00775053352484882" calcext:value-type="float">
            <text:p>0.00775053352484882</text:p>
          </table:table-cell>
          <table:table-cell office:value-type="float" office:value="0.000885479782592216" calcext:value-type="float">
            <text:p>0.000885479782592216</text:p>
          </table:table-cell>
        </table:table-row>
        <table:table-row table:style-name="ro1">
          <table:table-cell office:value-type="string" calcext:value-type="string">
            <text:p>query_sp2b_q8</text:p>
          </table:table-cell>
          <table:table-cell office:value-type="float" office:value="0.0215257766971163" calcext:value-type="float">
            <text:p>0.0215257766971163</text:p>
          </table:table-cell>
          <table:table-cell office:value-type="float" office:value="0.103931444584717" calcext:value-type="float">
            <text:p>0.103931444584717</text:p>
          </table:table-cell>
          <table:table-cell office:value-type="float" office:value="0.00148112162291648" calcext:value-type="float">
            <text:p>0.00148112162291648</text:p>
          </table:table-cell>
          <table:table-cell office:value-type="float" office:value="0.00387277771122445" calcext:value-type="float">
            <text:p>0.00387277771122445</text:p>
          </table:table-cell>
          <table:table-cell office:value-type="float" office:value="0.00520938995234" calcext:value-type="float">
            <text:p>0.00520938995234</text:p>
          </table:table-cell>
        </table:table-row>
        <table:table-row table:style-name="ro1">
          <table:table-cell office:value-type="string" calcext:value-type="string">
            <text:p>query_sp2b_q9</text:p>
          </table:table-cell>
          <table:table-cell office:value-type="float" office:value="0.00210398100002595" calcext:value-type="float">
            <text:p>0.00210398100002595</text:p>
          </table:table-cell>
          <table:table-cell office:value-type="float" office:value="0.0368943424170596" calcext:value-type="float">
            <text:p>0.0368943424170596</text:p>
          </table:table-cell>
          <table:table-cell office:value-type="float" office:value="0.00211714305975275" calcext:value-type="float">
            <text:p>0.00211714305975275</text:p>
          </table:table-cell>
          <table:table-cell office:value-type="float" office:value="0.000717126262917115" calcext:value-type="float">
            <text:p>0.000717126262917115</text:p>
          </table:table-cell>
          <table:table-cell office:value-type="float" office:value="0.000272747196087242" calcext:value-type="float">
            <text:p>0.0002727471960872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8">00/00/0000</text:date>, <text:time style:data-style-name="N2" text:time-value="14:31:00.60647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cent Llorens</meta:initial-creator>
    <meta:creation-date>2014-02-28T11:59:01.697730000</meta:creation-date>
    <dc:date>2014-02-28T14:35:14.969900000</dc:date>
    <dc:creator>Vincent Llorens</dc:creator>
    <meta:editing-duration>PT3M28S</meta:editing-duration>
    <meta:editing-cycles>3</meta:editing-cycles>
    <meta:generator>LibreOffice/4.2.1.1$MacOSX_X86_64 LibreOffice_project/d7dbbd7842e6a58b0f521599204e827654e1fb8b</meta:generator>
    <meta:document-statistic meta:table-count="1" meta:cell-count="219" meta:object-count="0"/>
  </office:meta>
</office:document-meta>
</file>